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33941561257361948" text:style-name="L1">
        <text:list-item>
          <text:p text:style-name="P1"><text:span text:style-name="Strong_20_Emphasis">Analisi delle proprietà invarianti:</text:span> Potrebbero esserci alcune proprietà delle stringhe MIU che rimangono invarianti o cambiano in modo prevedibile con l'applicazione delle regole. Se due stringhe differiscono significativamente in queste proprietà, potrebbe essere un'indicazione che non possono derivare l'una dall'altra. Ad esempio, potresti analizzare la lunghezza delle stringhe, il numero di 'I', la presenza di certe sottostringhe, ecc. Se una proprietà non può essere trasformata da una stringa all'altra tramite le regole MIU, allora non c'è derivazione possibile.</text:p>
        </text:list-item>
      </text:list>
      <text:list xml:id="list105231857180656961" text:style-name="L2">
        <text:list-item>
          <text:p text:style-name="P2"><text:span text:style-name="Strong_20_Emphasis">Euristiche basate su pattern:</text:span> Potresti cercare pattern specifici nelle stringhe che tendono a comparire nelle derivazioni di successo o fallimento. Ad esempio, la presenza o l'assenza di certe sottosequenze potrebbe essere un forte indizio. Potresti "imparare" questi pattern analizzando le derivazioni che hai già esplorato.</text:p>
        </text:list-item>
      </text:list>
      <text:list xml:id="list7082738723720923128" text:style-name="L3">
        <text:list-item>
          <text:p text:style-name="P3"><text:span text:style-name="Strong_20_Emphasis">Funzioni di hash "sensibili":</text:span> Idealmente, vorresti una funzione di hash che assegni valori "vicini" a stringhe che sono "vicine" nello spazio di derivazione MIU. Se gli hash di due stringhe sono molto distanti, potrebbe suggerire una bassa probabilità di derivazione. Tuttavia, progettare una funzione di hash con questa proprietà per un sistema di regole come MIU non è banal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2S</meta:editing-duration>
    <meta:editing-cycles>3</meta:editing-cycles>
    <meta:generator>OpenOffice/4.1.10$Win32 OpenOffice.org_project/4110m2$Build-9807</meta:generator>
    <dc:date>2025-05-31T22:57:04.52</dc:date>
    <meta:document-statistic meta:table-count="0" meta:image-count="0" meta:object-count="0" meta:page-count="1" meta:paragraph-count="3" meta:word-count="185" meta:character-count="1278"/>
    <dc:creator>Rocco Marco Russo</dc:creator>
    <meta:user-defined meta:name="Info 1"/>
    <meta:user-defined meta:name="Info 2"/>
    <meta:user-defined meta:name="Info 3"/>
    <meta:user-defined meta:name="Info 4"/>
  </office:meta>
</office:document-meta>
</file>